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7b06" officeooo:paragraph-rsid="00187b06"/>
    </style:style>
    <style:style style:name="P2" style:family="paragraph" style:parent-style-name="Standard">
      <style:text-properties officeooo:rsid="00187b06" officeooo:paragraph-rsid="00187b06"/>
    </style:style>
    <style:style style:name="P3" style:family="paragraph" style:parent-style-name="Standard">
      <style:text-properties style:text-underline-style="solid" style:text-underline-width="auto" style:text-underline-color="font-color" officeooo:rsid="001c50ba" officeooo:paragraph-rsid="001c50ba"/>
    </style:style>
    <style:style style:name="P4" style:family="paragraph" style:parent-style-name="Standard">
      <style:text-properties style:text-underline-style="solid" style:text-underline-width="auto" style:text-underline-color="font-color" officeooo:rsid="001d1f6b" officeooo:paragraph-rsid="001d1f6b"/>
    </style:style>
    <style:style style:name="P5" style:family="paragraph" style:parent-style-name="Standard">
      <style:text-properties style:text-underline-style="solid" style:text-underline-width="auto" style:text-underline-color="font-color" officeooo:rsid="00245b18" officeooo:paragraph-rsid="00245b18"/>
    </style:style>
    <style:style style:name="P6" style:family="paragraph" style:parent-style-name="Standard">
      <style:text-properties style:text-underline-style="solid" style:text-underline-width="auto" style:text-underline-color="font-color" officeooo:rsid="00187b06" officeooo:paragraph-rsid="00187b06"/>
    </style:style>
    <style:style style:name="P7" style:family="paragraph" style:parent-style-name="Standard">
      <style:text-properties style:text-underline-style="solid" style:text-underline-width="auto" style:text-underline-color="font-color" officeooo:rsid="0027591e" officeooo:paragraph-rsid="0027591e"/>
    </style:style>
    <style:style style:name="P8" style:family="paragraph" style:parent-style-name="Standard">
      <style:text-properties style:text-underline-style="solid" style:text-underline-width="auto" style:text-underline-color="font-color" officeooo:rsid="00289c3d" officeooo:paragraph-rsid="00289c3d"/>
    </style:style>
    <style:style style:name="P9" style:family="paragraph" style:parent-style-name="Standard">
      <style:text-properties style:text-underline-style="solid" style:text-underline-width="auto" style:text-underline-color="font-color" officeooo:rsid="002b3eec" officeooo:paragraph-rsid="002b3eec"/>
    </style:style>
    <style:style style:name="P10" style:family="paragraph" style:parent-style-name="Standard">
      <style:text-properties style:text-underline-style="solid" style:text-underline-width="auto" style:text-underline-color="font-color" officeooo:rsid="002d3df2" officeooo:paragraph-rsid="002d3df2"/>
    </style:style>
    <style:style style:name="P11" style:family="paragraph" style:parent-style-name="Standard">
      <style:text-properties style:text-underline-style="solid" style:text-underline-width="auto" style:text-underline-color="font-color" officeooo:rsid="002ef9c2" officeooo:paragraph-rsid="002ef9c2"/>
    </style:style>
    <style:style style:name="P12" style:family="paragraph" style:parent-style-name="Standard">
      <style:text-properties style:text-underline-style="solid" style:text-underline-width="auto" style:text-underline-color="font-color" officeooo:rsid="002f284b" officeooo:paragraph-rsid="002f284b"/>
    </style:style>
    <style:style style:name="P13" style:family="paragraph" style:parent-style-name="Standard">
      <style:text-properties style:text-underline-style="none" officeooo:rsid="001c50ba" officeooo:paragraph-rsid="001c50ba"/>
    </style:style>
    <style:style style:name="P14" style:family="paragraph" style:parent-style-name="Standard">
      <style:text-properties style:text-underline-style="none" officeooo:rsid="00237d92" officeooo:paragraph-rsid="0021830d"/>
    </style:style>
    <style:style style:name="P15" style:family="paragraph" style:parent-style-name="Standard">
      <style:text-properties style:text-underline-style="none" officeooo:rsid="00245b18" officeooo:paragraph-rsid="00245b18"/>
    </style:style>
    <style:style style:name="P16" style:family="paragraph" style:parent-style-name="Standard">
      <style:text-properties style:text-underline-style="none" officeooo:rsid="00260a5b" officeooo:paragraph-rsid="00260a5b"/>
    </style:style>
    <style:style style:name="P17" style:family="paragraph" style:parent-style-name="Standard">
      <style:text-properties style:text-underline-style="none" officeooo:rsid="0029f02d" officeooo:paragraph-rsid="0029f02d"/>
    </style:style>
    <style:style style:name="P18" style:family="paragraph" style:parent-style-name="Standard">
      <style:text-properties style:text-underline-style="none" officeooo:rsid="002d3df2" officeooo:paragraph-rsid="002b3eec"/>
    </style:style>
    <style:style style:name="P19" style:family="paragraph" style:parent-style-name="Standard" style:list-style-name="L1">
      <style:text-properties officeooo:rsid="001d1f6b" officeooo:paragraph-rsid="001d1f6b"/>
    </style:style>
    <style:style style:name="P20" style:family="paragraph" style:parent-style-name="Standard" style:list-style-name="List_20_1">
      <style:text-properties style:text-underline-style="none" officeooo:rsid="001d1f6b" officeooo:paragraph-rsid="001d1f6b"/>
    </style:style>
    <style:style style:name="P21" style:family="paragraph" style:parent-style-name="Standard" style:list-style-name="List_20_1">
      <style:text-properties style:text-underline-style="none" officeooo:rsid="001d5262" officeooo:paragraph-rsid="001d5262"/>
    </style:style>
    <style:style style:name="P22" style:family="paragraph" style:parent-style-name="Standard" style:list-style-name="List_20_1">
      <style:text-properties style:text-underline-style="none" officeooo:rsid="001d9a73" officeooo:paragraph-rsid="001d9a73"/>
    </style:style>
    <style:style style:name="P23" style:family="paragraph" style:parent-style-name="Standard" style:list-style-name="Numbering_20_ivx">
      <style:text-properties style:text-underline-style="none" officeooo:rsid="001d9a73" officeooo:paragraph-rsid="001d9a73"/>
    </style:style>
    <style:style style:name="P24" style:family="paragraph" style:parent-style-name="Standard" style:list-style-name="Numbering_20_ivx">
      <style:text-properties style:text-underline-style="none" officeooo:rsid="001eb74e" officeooo:paragraph-rsid="001eb74e"/>
    </style:style>
    <style:style style:name="P25" style:family="paragraph" style:parent-style-name="Standard" style:list-style-name="Numbering_20_ivx">
      <style:text-properties style:text-underline-style="none" officeooo:rsid="001fb858" officeooo:paragraph-rsid="001fb858"/>
    </style:style>
    <style:style style:name="P26" style:family="paragraph" style:parent-style-name="Standard" style:list-style-name="List_20_1">
      <style:text-properties style:text-underline-style="none" officeooo:rsid="00245b18" officeooo:paragraph-rsid="00245b18"/>
    </style:style>
    <style:style style:name="P27" style:family="paragraph" style:parent-style-name="Standard" style:list-style-name="List_20_1">
      <style:text-properties style:text-underline-style="none" officeooo:rsid="00260a5b" officeooo:paragraph-rsid="00260a5b"/>
    </style:style>
    <style:style style:name="P28" style:family="paragraph" style:parent-style-name="Standard" style:list-style-name="List_20_1">
      <style:text-properties style:text-underline-style="none" officeooo:rsid="00289c3d" officeooo:paragraph-rsid="00289c3d"/>
    </style:style>
    <style:style style:name="P29" style:family="paragraph" style:parent-style-name="Standard" style:list-style-name="List_20_1">
      <style:text-properties style:text-underline-style="none" officeooo:rsid="002f284b" officeooo:paragraph-rsid="002f284b"/>
    </style:style>
    <style:style style:name="P30" style:family="paragraph" style:parent-style-name="Standard" style:list-style-name="List_20_1">
      <style:text-properties style:text-underline-style="none" officeooo:rsid="002f4ab8" officeooo:paragraph-rsid="002f4ab8"/>
    </style:style>
    <style:style style:name="P31" style:family="paragraph" style:parent-style-name="Standard" style:list-style-name="List_20_1">
      <style:text-properties style:text-underline-style="none" officeooo:rsid="002f9ec1" officeooo:paragraph-rsid="002f9ec1"/>
    </style:style>
    <style:style style:name="P32" style:family="paragraph" style:parent-style-name="Standard">
      <style:text-properties style:text-underline-style="none" officeooo:rsid="002f9ec1" officeooo:paragraph-rsid="002f9ec1"/>
    </style:style>
    <style:style style:name="P33" style:family="paragraph" style:parent-style-name="Standard" style:list-style-name="Numbering_20_ivx">
      <style:text-properties officeooo:rsid="001eb74e" officeooo:paragraph-rsid="001eb74e"/>
    </style:style>
    <style:style style:name="P34" style:family="paragraph" style:parent-style-name="Standard" style:list-style-name="List_20_1">
      <style:text-properties officeooo:rsid="0021830d" officeooo:paragraph-rsid="0021830d"/>
    </style:style>
    <style:style style:name="P35" style:family="paragraph" style:parent-style-name="Standard" style:list-style-name="List_20_1">
      <style:text-properties style:text-underline-style="solid" style:text-underline-width="auto" style:text-underline-color="font-color" officeooo:rsid="0029f02d" officeooo:paragraph-rsid="0029f02d"/>
    </style:style>
    <style:style style:name="P36" style:family="paragraph" style:parent-style-name="Standard" style:list-style-name="List_20_1">
      <style:text-properties style:text-underline-style="solid" style:text-underline-width="auto" style:text-underline-color="font-color" officeooo:rsid="002d3df2" officeooo:paragraph-rsid="002d3df2"/>
    </style:style>
    <style:style style:name="P37" style:family="paragraph" style:parent-style-name="Standard" style:list-style-name="List_20_1">
      <style:text-properties style:text-underline-style="solid" style:text-underline-width="auto" style:text-underline-color="font-color" officeooo:rsid="002d64c0" officeooo:paragraph-rsid="002d64c0"/>
    </style:style>
    <style:style style:name="P38" style:family="paragraph" style:parent-style-name="Standard" style:list-style-name="List_20_1">
      <style:text-properties style:text-underline-style="solid" style:text-underline-width="auto" style:text-underline-color="font-color" officeooo:rsid="002b3eec" officeooo:paragraph-rsid="002b3eec"/>
    </style:style>
    <style:style style:name="P39" style:family="paragraph" style:parent-style-name="Standard">
      <style:text-properties style:text-underline-style="solid" style:text-underline-width="auto" style:text-underline-color="font-color" officeooo:rsid="00323baa" officeooo:paragraph-rsid="00323baa"/>
    </style:style>
    <style:style style:name="P40" style:family="paragraph" style:parent-style-name="Standard" style:list-style-name="List_20_1">
      <style:text-properties style:text-underline-style="solid" style:text-underline-width="auto" style:text-underline-color="font-color" officeooo:rsid="003341bf" officeooo:paragraph-rsid="003341bf"/>
    </style:style>
    <style:style style:name="P41" style:family="paragraph" style:parent-style-name="Standard">
      <style:text-properties style:text-underline-style="solid" style:text-underline-width="auto" style:text-underline-color="font-color" officeooo:rsid="003341bf" officeooo:paragraph-rsid="003341bf"/>
    </style:style>
    <style:style style:name="P42" style:family="paragraph" style:parent-style-name="Standard" style:list-style-name="L2">
      <style:text-properties style:text-underline-style="solid" style:text-underline-width="auto" style:text-underline-color="font-color" officeooo:rsid="003341bf" officeooo:paragraph-rsid="003341bf"/>
    </style:style>
    <style:style style:name="P43" style:family="paragraph" style:parent-style-name="Standard">
      <style:text-properties style:text-underline-style="solid" style:text-underline-width="auto" style:text-underline-color="font-color" officeooo:rsid="003477a7" officeooo:paragraph-rsid="003477a7"/>
    </style:style>
    <style:style style:name="P44" style:family="paragraph" style:parent-style-name="Standard" style:list-style-name="L3">
      <style:text-properties style:text-underline-style="solid" style:text-underline-width="auto" style:text-underline-color="font-color" officeooo:rsid="003477a7" officeooo:paragraph-rsid="00384aee"/>
    </style:style>
    <style:style style:name="P45" style:family="paragraph" style:parent-style-name="Standard" style:list-style-name="L3">
      <style:text-properties style:text-underline-style="solid" style:text-underline-width="auto" style:text-underline-color="font-color" officeooo:rsid="00355a0f" officeooo:paragraph-rsid="00355a0f"/>
    </style:style>
    <style:style style:name="P46" style:family="paragraph" style:parent-style-name="Standard">
      <style:text-properties style:text-underline-style="solid" style:text-underline-width="auto" style:text-underline-color="font-color" officeooo:rsid="00389510" officeooo:paragraph-rsid="00389510"/>
    </style:style>
    <style:style style:name="P47" style:family="paragraph" style:parent-style-name="Standard" style:list-style-name="L4">
      <style:text-properties style:text-underline-style="solid" style:text-underline-width="auto" style:text-underline-color="font-color" officeooo:rsid="00389510" officeooo:paragraph-rsid="00389510"/>
    </style:style>
    <style:style style:name="P48" style:family="paragraph" style:parent-style-name="Standard" style:list-style-name="L4">
      <style:text-properties style:text-underline-style="solid" style:text-underline-width="auto" style:text-underline-color="font-color" officeooo:rsid="003ae7b9" officeooo:paragraph-rsid="003ae7b9"/>
    </style:style>
    <style:style style:name="P49" style:family="paragraph" style:parent-style-name="Standard" style:list-style-name="L4">
      <style:text-properties style:text-underline-style="solid" style:text-underline-width="auto" style:text-underline-color="font-color" officeooo:rsid="003ae7b9" officeooo:paragraph-rsid="003c2a39"/>
    </style:style>
    <style:style style:name="P50" style:family="paragraph" style:parent-style-name="Standard" style:list-style-name="L4">
      <style:text-properties style:text-underline-style="solid" style:text-underline-width="auto" style:text-underline-color="font-color" officeooo:rsid="003ae7b9" officeooo:paragraph-rsid="003de6b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fb858"/>
    </style:style>
    <style:style style:name="T4" style:family="text">
      <style:text-properties style:text-underline-style="none" officeooo:rsid="00237d92"/>
    </style:style>
    <style:style style:name="T5" style:family="text">
      <style:text-properties style:text-underline-style="none" officeooo:rsid="002ba1b3"/>
    </style:style>
    <style:style style:name="T6" style:family="text">
      <style:text-properties style:text-underline-style="none" officeooo:rsid="002d3df2"/>
    </style:style>
    <style:style style:name="T7" style:family="text">
      <style:text-properties style:text-underline-style="none" officeooo:rsid="002d64c0"/>
    </style:style>
    <style:style style:name="T8" style:family="text">
      <style:text-properties style:text-underline-style="none" officeooo:rsid="003689b8"/>
    </style:style>
    <style:style style:name="T9" style:family="text">
      <style:text-properties style:text-underline-style="none" officeooo:rsid="0036ec60"/>
    </style:style>
    <style:style style:name="T10" style:family="text">
      <style:text-properties style:text-underline-style="none" officeooo:rsid="00399223"/>
    </style:style>
    <style:style style:name="T11" style:family="text">
      <style:text-properties style:text-underline-style="none" officeooo:rsid="003ae7b9"/>
    </style:style>
    <style:style style:name="T12" style:family="text">
      <style:text-properties style:text-underline-style="none" officeooo:rsid="003cf93b"/>
    </style:style>
    <style:style style:name="T13" style:family="text">
      <style:text-properties style:text-underline-style="none" officeooo:rsid="003de6b6"/>
    </style:style>
    <style:style style:name="T14" style:family="text">
      <style:text-properties officeooo:rsid="003ae7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Feb/27-Chapter 6:</text:p>
      <text:p text:style-name="P6"/>
      <text:p text:style-name="P2"><text:span text:style-name="T1">Activation Record:</text:span> A contiguous section of memory which stores data used by the frame</text:p>
      <text:list xml:id="list1223859785" text:style-name="L1">
        <text:list-item>
          <text:p text:style-name="P19">Hold intermediate/temp values.</text:p>
        </text:list-item>
        <text:list-item>
          <text:p text:style-name="P19">When a function is left, the activation record is deleted.</text:p>
        </text:list-item>
      </text:list>
      <text:p text:style-name="P2"/>
      <text:p text:style-name="P3">Abstract Data Structure:<text:span text:style-name="T2"> The visualization of crazy data structures. ie, stack, queue linked list</text:span></text:p>
      <text:p text:style-name="P13"/>
      <text:p text:style-name="P4">Stacks:</text:p>
      <text:list xml:id="list1177790562" text:style-name="List_20_1">
        <text:list-item>
          <text:p text:style-name="P20">Abstract data type</text:p>
        </text:list-item>
        <text:list-item>
          <text:p text:style-name="P20">Operations interact with the top element only</text:p>
        </text:list-item>
        <text:list-item>
          <text:p text:style-name="P20">FILO – First In Last Out </text:p>
        </text:list-item>
        <text:list-item>
          <text:p text:style-name="P21">Great for using to reverse strings and arrays</text:p>
        </text:list-item>
        <text:list-item>
          <text:p text:style-name="P22">Some Opperators:</text:p>
        </text:list-item>
      </text:list>
      <text:list xml:id="list2852388986" text:style-name="Numbering_20_ivx">
        <text:list-item>
          <text:list>
            <text:list-item>
              <text:p text:style-name="P23">int .size() - # of things inside</text:p>
            </text:list-item>
            <text:list-item>
              <text:p text:style-name="P23">E .top() - Reference to the object on top, or null if empty</text:p>
            </text:list-item>
            <text:list-item>
              <text:p text:style-name="P24">Boolean .isEmpty() - Tells ya if its empty</text:p>
            </text:list-item>
            <text:list-item>
              <text:p text:style-name="P33"><text:span text:style-name="T2">void/E .pop() - </text:span><text:span text:style-name="T3">pulls the thing out of the top of the stack</text:span></text:p>
            </text:list-item>
            <text:list-item>
              <text:p text:style-name="P25">void/E .push(obj) - adds something to the stack </text:p>
            </text:list-item>
          </text:list>
        </text:list-item>
      </text:list>
      <text:list xml:id="list164627459243287" text:continue-list="list1177790562" text:style-name="List_20_1">
        <text:list-item>
          <text:p text:style-name="P34"><text:span text:style-name="T2">There is an implementation of the stack in Java: java.util.Stack; </text:span><text:span text:style-name="T4">Stack&lt;E&gt; S = new Stack();</text:span></text:p>
        </text:list-item>
      </text:list>
      <text:p text:style-name="P14"/>
      <text:p text:style-name="P5">Queues:</text:p>
      <text:list xml:id="list164626069391208" text:continue-numbering="true" text:style-name="List_20_1">
        <text:list-item>
          <text:p text:style-name="P26">FIFO – First In First Out</text:p>
        </text:list-item>
        <text:list-item>
          <text:p text:style-name="P26">instead of push and pop, use enqueue and dequeue</text:p>
        </text:list-item>
        <text:list-item>
          <text:p text:style-name="P27">When added, goes to end. When removed, come from top.</text:p>
        </text:list-item>
      </text:list>
      <text:p text:style-name="P15"/>
      <text:p text:style-name="P5">Dequeue:</text:p>
      <text:list xml:id="list164627193956402" text:continue-numbering="true" text:style-name="List_20_1">
        <text:list-item>
          <text:p text:style-name="P26">Like a queue, but the end can be accessed as well</text:p>
        </text:list-item>
      </text:list>
      <text:p text:style-name="P15"/>
      <text:p text:style-name="P16"/>
      <text:p text:style-name="P7">March/05 – Chapter 6:</text:p>
      <text:p text:style-name="P7"/>
      <text:p text:style-name="P8">Lists:</text:p>
      <text:list xml:id="list164626202056870" text:continue-numbering="true" text:style-name="List_20_1">
        <text:list-item>
          <text:p text:style-name="P28">Array - “Random Access”, O(n) insert/delete</text:p>
        </text:list-item>
        <text:list-item>
          <text:p text:style-name="P28">Linked-Lists – O(1) insert/delete, not random access</text:p>
        </text:list-item>
        <text:list-item>
          <text:p text:style-name="P35"><text:span text:style-name="T2">In Java, vectors were designed for multi threading, so they have a large overhead. ArrayLists act like vectors, but are not </text:span><text:span text:style-name="T5">synchronized</text:span><text:span text:style-name="T2">, so they are much faster in light applications.</text:span></text:p>
        </text:list-item>
      </text:list>
      <text:p text:style-name="P17"/>
      <text:p text:style-name="P10">Positional List:</text:p>
      <text:list xml:id="list164627340006952" text:continue-numbering="true" text:style-name="List_20_1">
        <text:list-item>
          <text:p text:style-name="P36"><text:span text:style-name="T2">Like a list, but with no indexing, </text:span><text:span text:style-name="T7">indicates a relative position next to some element</text:span></text:p>
        </text:list-item>
        <text:list-item>
          <text:p text:style-name="P37"><text:span text:style-name="T7">T</text:span><text:span text:style-name="T2">ell it a thing to sit next to instead of an index</text:span></text:p>
        </text:list-item>
      </text:list>
      <text:p text:style-name="P9">Amortization:</text:p>
      <text:list xml:id="list164627339541740" text:continue-numbering="true" text:style-name="List_20_1">
        <text:list-item>
          <text:p text:style-name="P38"><text:span text:style-name="T2">Doing more work now so future work is easier – </text:span><text:span text:style-name="T6">will get future examples </text:span></text:p>
        </text:list-item>
      </text:list>
      <text:p text:style-name="P18"/>
      <text:p text:style-name="P18"/>
      <text:p text:style-name="P18"/>
      <text:p text:style-name="P18"><text:soft-page-break/></text:p>
      <text:p text:style-name="P11">March/10 – Chapter 6:</text:p>
      <text:p text:style-name="P12"/>
      <text:p text:style-name="P12">Iterators:</text:p>
      <text:list xml:id="list164626286387179" text:continue-numbering="true" text:style-name="List_20_1">
        <text:list-item>
          <text:p text:style-name="P29">Just like pointers, but with some restrictions</text:p>
        </text:list-item>
        <text:list-item>
          <text:p text:style-name="P29">Allow iteration through all values of a list without going out of bounds (for-each loop!)</text:p>
        </text:list-item>
        <text:list-item>
          <text:p text:style-name="P30">Iterator &lt;type&gt; it = somelist.iterator(); Now have an iterator pointing at the first element in the list.</text:p>
        </text:list-item>
        <text:list-item>
          <text:p text:style-name="P31">The class handles its own iterator, implement it in the class declaration.</text:p>
        </text:list-item>
      </text:list>
      <text:p text:style-name="P32"/>
      <text:p text:style-name="P32"/>
      <text:p text:style-name="P39">March/12 – Chapter 8:</text:p>
      <text:p text:style-name="P39"/>
      <text:p text:style-name="P39">Graphs:</text:p>
      <text:list xml:id="list164627643690568" text:continue-numbering="true" text:style-name="List_20_1">
        <text:list-item>
          <text:p text:style-name="P40"><text:span text:style-name="T2">Like a tree, but can be cyclic (contains a cycle (loop))</text:span></text:p>
        </text:list-item>
      </text:list>
      <text:p text:style-name="P41"><text:span text:style-name="T2"/></text:p>
      <text:p text:style-name="P41">Trees:</text:p>
      <text:list xml:id="list1429207039" text:style-name="L2">
        <text:list-item>
          <text:p text:style-name="P42"><text:span text:style-name="T2">A graph that does not contain cycles, no loops </text:span></text:p>
        </text:list-item>
        <text:list-item>
          <text:p text:style-name="P42"><text:span text:style-name="T2">all nodes connected, and requires a root node </text:span></text:p>
        </text:list-item>
      </text:list>
      <text:p text:style-name="P41"><text:span text:style-name="T2"/></text:p>
      <text:p text:style-name="P46">Some Tree Terms:</text:p>
      <text:list xml:id="list1398621080" text:style-name="L4">
        <text:list-item>
          <text:p text:style-name="P47"><text:span text:style-name="T2">If node B is a child of A, it is a </text:span><text:span text:style-name="T14">descendant</text:span><text:span text:style-name="T2"> of A. A is also a </text:span><text:span text:style-name="T10">de</text:span><text:span text:style-name="T11">scendan</text:span><text:span text:style-name="T10">t</text:span><text:span text:style-name="T2"> of itself.</text:span></text:p>
        </text:list-item>
        <text:list-item>
          <text:p text:style-name="P48"><text:span text:style-name="T2">Tracing a path from B to the root, everything above B is an </text:span>ancestor<text:span text:style-name="T2"> of B.</text:span></text:p>
        </text:list-item>
        <text:list-item>
          <text:p text:style-name="P49"><text:span text:style-name="T2">Use the </text:span>path<text:span text:style-name="T2"> to determine the ancestors and descendant</text:span></text:p>
        </text:list-item>
        <text:list-item>
          <text:p text:style-name="P50"><text:span text:style-name="T12">Sub-tree, </text:span><text:span text:style-name="T13">any smaller tree within a larger tree</text:span></text:p>
        </text:list-item>
        <text:list-item>
          <text:p text:style-name="P50"><text:span text:style-name="T13">Sub-root, the root of a sub-tree</text:span><text:span text:style-name="T2"> </text:span></text:p>
        </text:list-item>
      </text:list>
      <text:p text:style-name="P41"><text:span text:style-name="T2"/></text:p>
      <text:p text:style-name="P43">Tree Types:</text:p>
      <text:list xml:id="list2667978185" text:style-name="L3">
        <text:list-item>
          <text:p text:style-name="P44"><text:span text:style-name="T2">Binary Tree: Each vertex(Node) only has at most two children. </text:span><text:span text:style-name="T8">Depth </text:span><text:span text:style-name="T9">N</text:span><text:span text:style-name="T8"> must be full before adding a child to depth </text:span><text:span text:style-name="T9">N</text:span><text:span text:style-name="T8">+1.</text:span></text:p>
        </text:list-item>
        <text:list-item>
          <text:p text:style-name="P45"><text:span text:style-name="T2">A Full Binary Tree has either 0 or 2 children per vertex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736in" fo:text-indent="-0.1209in" fo:margin-left="0.77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92in" fo:text-indent="-0.3937in" fo:margin-left="1.04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374in" fo:text-indent="-0.1555in" fo:margin-left="1.03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1929in" fo:text-indent="-0.1555in" fo:margin-left="1.19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3484in" fo:text-indent="-0.1555in" fo:margin-left="1.34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043in" fo:text-indent="-0.1555in" fo:margin-left="1.50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6598in" fo:text-indent="-0.1555in" fo:margin-left="1.6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8154in" fo:text-indent="-0.1555in" fo:margin-left="1.81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9709in" fo:text-indent="-0.1555in" fo:margin-left="1.97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7b06" officeooo:paragraph-rsid="00187b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me CompSci Notes 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7T15:40:06.307882751</meta:creation-date>
    <meta:editing-duration>PT2H56M33S</meta:editing-duration>
    <meta:editing-cycles>37</meta:editing-cycles>
    <meta:generator>LibreOffice/6.3.5.2$Linux_X86_64 LibreOffice_project/30$Build-2</meta:generator>
    <dc:date>2020-03-12T16:45:19.882669102</dc:date>
    <meta:document-statistic meta:table-count="0" meta:image-count="0" meta:object-count="0" meta:page-count="2" meta:paragraph-count="55" meta:word-count="486" meta:character-count="2595" meta:non-whitespace-character-count="2186"/>
  </office:meta>
</office:document-meta>
</file>